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svg:stroke-width="0.152cm" svg:stroke-color="#dd4814" draw:marker-start-width="0.659cm" draw:marker-end-width="0.659cm" draw:opacity="0%" draw:textarea-horizontal-align="justify" draw:textarea-vertical-align="middle" draw:auto-grow-height="false" fo:padding-top="0.2cm" fo:padding-bottom="0.2cm" fo:padding-left="0.325cm" fo:padding-right="0.325cm" draw:shadow-opacity="0%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4.2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6cm" svg:height="4.743cm" svg:x="1.42cm" svg:y="7.87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2" draw:layer="layout" svg:width="1.634cm" svg:height="1.673cm" svg:x="23.403cm" svg:y="9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003cm" svg:y="9.4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603cm" svg:y="9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203cm" svg:y="9.4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9.8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403cm" svg:y="9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0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603cm" svg:y="9.4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1.803cm" svg:y="9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203cm" svg:y="9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4cm" svg:height="1.673cm" svg:x="28.203cm" svg:y="9.4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034cm" svg:height="4.8cm" svg:x="2.603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cm" svg:height="4.8cm" svg:x="9.103cm" svg:y="7.8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3:00:49.182461297</dc:date>
    <dc:creator>elucterio </dc:creator>
    <meta:editing-duration>PT8H59M32S</meta:editing-duration>
    <meta:editing-cycles>11</meta:editing-cycles>
    <meta:generator>LibreOffice/4.2.8.2$Linux_X86_64 LibreOffice_project/420m0$Build-2</meta:generator>
    <meta:document-statistic meta:object-count="124"/>
  </office:meta>
</office:document-meta>
</file>